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3" style:family="paragraph" style:parent-style-name="Standard">
      <style:paragraph-properties fo:line-height="100%"/>
    </style:style>
    <style:style style:name="P4"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T1" style:family="text">
      <style:text-properties fo:font-weight="bold" style:font-weight-asian="bold" style:font-weight-complex="bold"/>
    </style:style>
    <style:style style:name="T2"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3" style:family="text">
      <style:text-properties style:font-name="Georgia" fo:font-size="10.5pt" fo:font-weight="bold" style:font-size-asian="10.5pt" style:font-weight-asian="bold" style:font-size-complex="10.5pt" style:font-weight-complex="bold"/>
    </style:style>
    <style:style style:name="T4" style:family="text">
      <style:text-properties style:font-name="Georgia" fo:font-size="10.5pt" style:font-size-asian="10.5pt" style:font-size-complex="10.5pt"/>
    </style:style>
    <style:style style:name="T5"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Our Standard</text:span> </text:p>
      <text:p text:style-name="P1"><text:span text:style-name="T1">Read:</text:span> Isaiah 62:10; Jeremiah 4:21; 51:12 &amp; 27</text:p>
      <text:p text:style-name="P3"><text:span text:style-name="T3">Text:</text:span><text:span text:style-name="T4"> </text:span><text:span text:style-name="T2">Isaiah 59:19 “...When the enemy shall come in like a flood, the Spirit of the LORD shall lift up a standard against him.”</text:span></text:p>
      <text:p text:style-name="P4"><text:span text:style-name="T1">Introduction:</text:span> <text:s/>I was talking to a Dallas Cowboys fan this week. <text:s/>As a Redskins fan I have a fun time bantering with Cowboys fans. <text:s/>I was serious when I told him that I had lost the joy of football as a result of Colin Kapernick's anti-American rants against the flag, law enforcement and our national anthem. <text:s/>On that note we agreed. <text:s/></text:p>
      <text:p text:style-name="P4"><text:s text:c="2"/>Although it is the American hating attitude that is the problem; it is the kneeling for the flag and anthem that symbolizes this hate and when we see this it is what we react to. <text:s/></text:p>
      <text:p text:style-name="P4"><text:s text:c="2"/>I want to talk about our standard as a Christian.</text:p>
      <text:p text:style-name="P4"/>
      <text:p text:style-name="P4"><text:span text:style-name="T1">I a. <text:s/>The people had sinned:</text:span> Last Sunday I talked about the time that God had judged Korah, Dathan, and Abirum for standing in opposition to God and His hand picked leader: Moses. <text:s/>After God sentenced them and all who stood with them to death, some other folks began to accuse Moses of what God had done. <text:s/>In response to this God sent a deadly plague sweeping through the crowd of dissenters... <text:s/>(Numbers 6)</text:p>
      <text:p text:style-name="P4"><text:span text:style-name="T1">b. The people had sinned:</text:span> they were tired of the food that God had provided daily since they arrived on the other side of the Red Sea. <text:s/>They accused Moses of bringing them into the wilderness to die there. <text:s/>They were openly suggesting that they were better off as slaves in Egypt. <text:s/>They were even talking about leaving Moses and going back to the bondage of Egypt. <text:s/>As a result God sent fiery serpents to deliver fatal doses of venom and death...one could hear the screams of pain and the agony of death thru-out the camp...</text:p>
      <text:p text:style-name="P4"><text:span text:style-name="T1">c. The citizens of America have sinned:</text:span> we have chosen to walk in our own ways instead of God's ways. <text:s/>Most Americans refuse to heed the warnings of scripture. <text:s/>They do not even want to hear or read about what God says about their sinfulness. <text:s/>They refuse to change their sinful ways and they mock <text:s/>the simplicity of God's plan of salvation as well as those of us who have chosen to accept Christ and obey His Word. <text:s/>God's judgment has already begun. <text:s/>The outbreaks of STD's among those who flaunt His laws of morality, <text:s/>severe climate situations, exploding volcanoes, earth-quakes and floods are happening worldwide and few recognize this as the judgment of God so it will be increasing in numbers and intensity soon...</text:p>
      <text:p text:style-name="P4"/>
      <text:p text:style-name="P4"><text:span text:style-name="T1">II a. Incident #1:</text:span> We talked about this last week. <text:s/>As soon as the plague began people were dropping like flies being sprayed with a can of Raid. <text:s/>Moses orders Aaron to take a censer light it with fire from the altar and stand between the living and the dead. <text:s/>As Aaron waved the fire of God</text:p>
      <text:p text:style-name="P4">with the dead and dying behind him and the living before himself the plague was stopped dead in it's tracks. <text:s/>The banner of God became a barrier that stopped the results of sin among the COI.</text:p>
      <text:p text:style-name="P4"><text:span text:style-name="T1">b. Incident #2: </text:span>The 2<text:span text:style-name="T5">nd</text:span> incident that we talked about involved the COI and their constant complaining about God and His boring provision of daily manna. <text:s/>They ignored the fact that this miracle food kept them sickness free from the time that it arrived until now. <text:s/>They are lusting for the food and bondage of their past life. <text:s/>Judgment comes in the form of painful, deadly snake bites. <text:s/>They couldn't get away from them and they were dying quickly all over the camp. <text:s/>Moses cried out to God who instructed him to fashion a snake out of brass and place it on a pole. <text:s/>Each and every snake bitten person who just looked at the serpent on the pole lived. <text:s/>In the O.T. Brass was a type of sin and it was when the people saw their sin on the pole they were healed. <text:s/>Regardless of where they were located within the camp or what their social status was all that was neces-sary for healing was to look <text:s/>at the representation of their sin lifted up on the pole.</text:p>
      <text:p text:style-name="P4"><text:span text:style-name="T1">c. Incident #3:</text:span> Citizens of America are far from God and the lives that He intended for us to live. <text:s/>The judgment of God is here and far more is coming. <text:s/>There will be severe natural disasters as well as miracle perform-ing charismatic leaders who will deceive the masses and lead them in a way that seems right but will lead them to their death both spiritually and physically. <text:s/>What is the cure for this poisoning of the soul? <text:s/>Look to the cross. <text:s/>Jesus took our sins on the cross. <text:s/>He who knew no sin became sin for us. <text:s/>When the Father looked from heaven to the cross He saw the sins of the world hanging on the cross. <text:s/>When we look from the earth we see our sin bearer, taking our sin upon Himself to the cross. <text:s/>The cross is our standard. <text:s/>The cross is our flag. <text:s/>Wave it high, wave it as long as you have life so that you also may stand between the living and the dead calling out to those bitten by sin: “Look and Live. <text:s/>Look to Jesus now and Live.”</text:p>
      <text:p text:style-name="P4"/>
      <text:p text:style-name="P4"><text:span text:style-name="T1">Conclude:</text:span> We need to be waving the banner of the cross high and wide. There should be no doubts in anyone's mind that we have reasonable contact with about who's side we are on. <text:s/>When <text:s/>my sons and I used to go to watch the Redskins play we wore Redskin jersey's with our favorite players name and number on them. <text:s/>We played corn hole with Redskins colors and logo's painted on the wooden ramps. <text:s/>We tailgated with other fans. <text:s/>Some were from places we didn't know, of different ethnicity than we were, some were rich and some were poor. <text:s/>None of that mattered. <text:s/>What made us friends was that they were rooting for the same team as we were. <text:s/>If you and I can be that accepting in regards to this then why can't we be accepting of other Christians who are different than we are? <text:s/>We don't need to be fighting each other we need to be fighting satan together. </text:p>
      <text:p text:style-name="P4"><text:s text:c="2"/>If you are rallying around the cross of Christ then you are my brother or sister. <text:s/>If you're not then I invite you to look and live to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6</meta:editing-cycles>
    <meta:creation-date>2014-03-28T17:34:00</meta:creation-date>
    <dc:date>2022-02-05T21:08:39.12</dc:date>
    <meta:editing-duration>P1DT4H9M</meta:editing-duration>
    <meta:generator>OpenOffice/4.1.3$Win32 OpenOffice.org_project/413m1$Build-9783</meta:generator>
    <meta:printed-by>j </meta:printed-by>
    <meta:print-date>2020-06-28T08:33:33.47</meta:print-date>
    <meta:document-statistic meta:table-count="0" meta:image-count="0" meta:object-count="0" meta:page-count="1" meta:paragraph-count="15" meta:word-count="1083" meta:character-count="579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